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6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10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4" office:value-type="string" calcext:value-type="string">
            <text:p>König, Benjamin</text:p>
          </table:table-cell>
          <table:table-cell table:style-name="ce4" office:value-type="string" calcext:value-type="string">
            <text:p>Altvater, Konstantin</text:p>
          </table:table-cell>
          <table:table-cell table:style-name="ce4" office:value-type="string" calcext:value-type="string">
            <text:p>Abidi Nasri, Sar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7" calcext:value-type="date">
            <text:p>Montag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Dienstag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Mittwoch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Donnerstag, 2016-10-2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1" calcext:value-type="date">
            <text:p>Freitag, 2016-10-2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2" calcext:value-type="date">
            <text:p>Samstag, 2016-10-2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3" calcext:value-type="date">
            <text:p>Sonntag, 2016-10-2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4" calcext:value-type="date">
            <text:p>Montag, 2016-10-2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5" calcext:value-type="date">
            <text:p>Dienstag, 2016-10-25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3">
          <table:table-cell office:value-type="date" office:date-value="2016-10-26" calcext:value-type="date">
            <text:p>Mittwoch, 2016-10-26</text:p>
          </table:table-cell>
          <table:table-cell table:number-columns-repeated="3"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4">
          <table:table-cell office:value-type="date" office:date-value="2016-10-27" calcext:value-type="date">
            <text:p>Donnerstag, 2016-10-27</text:p>
          </table:table-cell>
          <table:table-cell table:number-columns-repeated="2"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3">
          <table:table-cell office:value-type="date" office:date-value="2016-10-28" calcext:value-type="date">
            <text:p>Freitag, 2016-10-2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9" calcext:value-type="date">
            <text:p>Samstag, 2016-10-2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30" calcext:value-type="date">
            <text:p>Sonntag, 2016-10-3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31" calcext:value-type="date">
            <text:p>Montag, 2016-10-3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1" calcext:value-type="date">
            <text:p>Dienstag, 2016-11-0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2" calcext:value-type="date">
            <text:p>Mittwoch, 2016-11-0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3" calcext:value-type="date">
            <text:p>Donnerstag, 2016-11-0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4" calcext:value-type="date">
            <text:p>Freitag, 2016-11-0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5" calcext:value-type="date">
            <text:p>Samstag, 2016-11-0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6" calcext:value-type="date">
            <text:p>Sonntag, 2016-11-0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7" calcext:value-type="date">
            <text:p>Montag, 2016-11-0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8" calcext:value-type="date">
            <text:p>Dienstag, 2016-11-0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09" calcext:value-type="date">
            <text:p>Mittwoch, 2016-11-0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0" calcext:value-type="date">
            <text:p>Donnerstag, 2016-11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1" calcext:value-type="date">
            <text:p>Freitag, 2016-11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2" calcext:value-type="date">
            <text:p>Samstag, 2016-11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3" calcext:value-type="date">
            <text:p>Sonntag, 2016-11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4" calcext:value-type="date">
            <text:p>Montag, 2016-11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5" calcext:value-type="date">
            <text:p>Dienstag, 2016-11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6" calcext:value-type="date">
            <text:p>Mittwoch, 2016-11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7" calcext:value-type="date">
            <text:p>Donnerstag, 2016-11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8" calcext:value-type="date">
            <text:p>Freitag, 2016-11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19" calcext:value-type="date">
            <text:p>Samstag, 2016-11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0" calcext:value-type="date">
            <text:p>Sonntag, 2016-11-2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1" calcext:value-type="date">
            <text:p>Montag, 2016-11-2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2" calcext:value-type="date">
            <text:p>Dienstag, 2016-11-2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3" calcext:value-type="date">
            <text:p>Mittwoch, 2016-11-2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4" calcext:value-type="date">
            <text:p>Donnerstag, 2016-11-2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5" calcext:value-type="date">
            <text:p>Freitag, 2016-11-2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6" calcext:value-type="date">
            <text:p>Samstag, 2016-11-2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7" calcext:value-type="date">
            <text:p>Sonntag, 2016-11-2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8" calcext:value-type="date">
            <text:p>Montag, 2016-11-2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29" calcext:value-type="date">
            <text:p>Dienstag, 2016-11-2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1-30" calcext:value-type="date">
            <text:p>Mittwoch, 2016-11-3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1" calcext:value-type="date">
            <text:p>Donnerstag, 2016-12-0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2" calcext:value-type="date">
            <text:p>Freitag, 2016-12-0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3" calcext:value-type="date">
            <text:p>Samstag, 2016-12-0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4" calcext:value-type="date">
            <text:p>Sonntag, 2016-12-0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5" calcext:value-type="date">
            <text:p>Montag, 2016-12-0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6" calcext:value-type="date">
            <text:p>Dienstag, 2016-12-0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7" calcext:value-type="date">
            <text:p>Mittwoch, 2016-12-0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8" calcext:value-type="date">
            <text:p>Donnerstag, 2016-12-0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09" calcext:value-type="date">
            <text:p>Freitag, 2016-12-0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0" calcext:value-type="date">
            <text:p>Samstag, 2016-12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1" calcext:value-type="date">
            <text:p>Sonntag, 2016-12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2" calcext:value-type="date">
            <text:p>Montag, 2016-12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3" calcext:value-type="date">
            <text:p>Dienstag, 2016-12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4" calcext:value-type="date">
            <text:p>Mittwoch, 2016-12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5" calcext:value-type="date">
            <text:p>Donnerstag, 2016-12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6" calcext:value-type="date">
            <text:p>Freitag, 2016-12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7" calcext:value-type="date">
            <text:p>Samstag, 2016-12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8" calcext:value-type="date">
            <text:p>Sonntag, 2016-12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19" calcext:value-type="date">
            <text:p>Montag, 2016-12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0" calcext:value-type="date">
            <text:p>Dienstag, 2016-12-2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1" calcext:value-type="date">
            <text:p>Mittwoch, 2016-12-2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2" calcext:value-type="date">
            <text:p>Donnerstag, 2016-12-2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3" calcext:value-type="date">
            <text:p>Freitag, 2016-12-2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4" calcext:value-type="date">
            <text:p>Samstag, 2016-12-2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5" calcext:value-type="date">
            <text:p>Sonntag, 2016-12-2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6" calcext:value-type="date">
            <text:p>Montag, 2016-12-2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7" calcext:value-type="date">
            <text:p>Dienstag, 2016-12-2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8" calcext:value-type="date">
            <text:p>Mittwoch, 2016-12-2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29" calcext:value-type="date">
            <text:p>Donnerstag, 2016-12-2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30" calcext:value-type="date">
            <text:p>Freitag, 2016-12-3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2-31" calcext:value-type="date">
            <text:p>Samstag, 2016-12-3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1" calcext:value-type="date">
            <text:p>Sonntag, 2017-01-0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2" calcext:value-type="date">
            <text:p>Montag, 2017-01-0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3" calcext:value-type="date">
            <text:p>Dienstag, 2017-01-0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4" calcext:value-type="date">
            <text:p>Mittwoch, 2017-01-0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5" calcext:value-type="date">
            <text:p>Donnerstag, 2017-01-0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6" calcext:value-type="date">
            <text:p>Freitag, 2017-01-0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7" calcext:value-type="date">
            <text:p>Samstag, 2017-01-0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8" calcext:value-type="date">
            <text:p>Sonntag, 2017-01-0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09" calcext:value-type="date">
            <text:p>Montag, 2017-01-0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0" calcext:value-type="date">
            <text:p>Dienstag, 2017-01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1" calcext:value-type="date">
            <text:p>Mittwoch, 2017-01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2" calcext:value-type="date">
            <text:p>Donnerstag, 2017-01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3" calcext:value-type="date">
            <text:p>Freitag, 2017-01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4" calcext:value-type="date">
            <text:p>Samstag, 2017-01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5" calcext:value-type="date">
            <text:p>Sonntag, 2017-01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6" calcext:value-type="date">
            <text:p>Montag, 2017-01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7" calcext:value-type="date">
            <text:p>Dienstag, 2017-01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8" calcext:value-type="date">
            <text:p>Mittwoch, 2017-01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19" calcext:value-type="date">
            <text:p>Donnerstag, 2017-01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0" calcext:value-type="date">
            <text:p>Freitag, 2017-01-2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1" calcext:value-type="date">
            <text:p>Samstag, 2017-01-2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2" calcext:value-type="date">
            <text:p>Sonntag, 2017-01-2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3" calcext:value-type="date">
            <text:p>Montag, 2017-01-2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4" calcext:value-type="date">
            <text:p>Dienstag, 2017-01-2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5" calcext:value-type="date">
            <text:p>Mittwoch, 2017-01-2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6" calcext:value-type="date">
            <text:p>Donnerstag, 2017-01-2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7" calcext:value-type="date">
            <text:p>Freitag, 2017-01-2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8" calcext:value-type="date">
            <text:p>Samstag, 2017-01-2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29" calcext:value-type="date">
            <text:p>Sonntag, 2017-01-2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30" calcext:value-type="date">
            <text:p>Montag, 2017-01-3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1-31" calcext:value-type="date">
            <text:p>Dienstag, 2017-01-3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1" calcext:value-type="date">
            <text:p>Mittwoch, 2017-02-0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2" calcext:value-type="date">
            <text:p>Donnerstag, 2017-02-0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3" calcext:value-type="date">
            <text:p>Freitag, 2017-02-0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4" calcext:value-type="date">
            <text:p>Samstag, 2017-02-0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5" calcext:value-type="date">
            <text:p>Sonntag, 2017-02-0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6" calcext:value-type="date">
            <text:p>Montag, 2017-02-0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7" calcext:value-type="date">
            <text:p>Dienstag, 2017-02-0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8" calcext:value-type="date">
            <text:p>Mittwoch, 2017-02-0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09" calcext:value-type="date">
            <text:p>Donnerstag, 2017-02-0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7-02-10" calcext:value-type="date">
            <text:p>Freitag, 2017-02-10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König, Benjamin" calcext:value-type="string">
            <text:p>König, Benjamin</text:p>
          </table:table-cell>
          <table:table-cell table:formula="of:=[.C2]" office:value-type="string" office:string-value="Altvater, Konstantin" calcext:value-type="string">
            <text:p>Altvater, Konstantin</text:p>
          </table:table-cell>
          <table:table-cell table:formula="of:=[.D2]" office:value-type="string" office:string-value="Abidi Nasri, Sara" calcext:value-type="string">
            <text:p>Abidi Nasri, Sara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2H00M00S" calcext:value-type="time">
            <text:p>02:00</text:p>
          </table:table-cell>
          <table:table-cell table:style-name="ce7" table:formula="of:=SUM([.C4:.C120])" office:value-type="time" office:time-value="PT03H00M00S" calcext:value-type="time">
            <text:p>03:00</text:p>
          </table:table-cell>
          <table:table-cell table:style-name="ce7" table:formula="of:=SUM([.D4:.D120])" office:value-type="time" office:time-value="PT01H00M00S" calcext:value-type="time">
            <text:p>01:00</text:p>
          </table:table-cell>
          <table:table-cell/>
          <table:table-cell table:style-name="ce10" table:formula="of:=SUM([.B122:.D122])" office:value-type="time" office:time-value="PT06H00M00S" calcext:value-type="time">
            <text:p>06:00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.00.0000</text:date>, <text:time style:data-style-name="N2" text:time-value="11:21:54.1938352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0M8S</meta:editing-duration>
    <meta:editing-cycles>9</meta:editing-cycles>
    <meta:generator>LibreOffice/5.2.2.2$Linux_X86_64 LibreOffice_project/20m0$Build-2</meta:generator>
    <meta:initial-creator>Kai Mindermann</meta:initial-creator>
    <dc:date>2016-10-27T11:23:30.054051332</dc:date>
    <meta:document-statistic meta:table-count="1" meta:cell-count="142" meta:object-count="0"/>
  </office:meta>
</office:document-meta>
</file>